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03db" officeooo:paragraph-rsid="001203db"/>
    </style:style>
    <style:style style:name="P2" style:family="paragraph" style:parent-style-name="Standard">
      <style:text-properties officeooo:rsid="0014cbc2" officeooo:paragraph-rsid="0014cbc2"/>
    </style:style>
    <style:style style:name="P3" style:family="paragraph" style:parent-style-name="Standard">
      <style:text-properties fo:font-size="18pt" officeooo:rsid="0014cbc2" officeooo:paragraph-rsid="0014cbc2" style:font-size-asian="18pt" style:font-size-complex="18pt"/>
    </style:style>
    <style:style style:name="P4" style:family="paragraph" style:parent-style-name="Standard">
      <style:text-properties fo:font-size="18pt" officeooo:rsid="00153554" officeooo:paragraph-rsid="00153554" style:font-size-asian="18pt" style:font-size-complex="18pt"/>
    </style:style>
    <style:style style:name="P5" style:family="paragraph" style:parent-style-name="Standard">
      <style:text-properties officeooo:rsid="00153554" officeooo:paragraph-rsid="00153554"/>
    </style:style>
    <style:style style:name="P6" style:family="paragraph" style:parent-style-name="Standard">
      <style:text-properties officeooo:paragraph-rsid="00153554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53554"/>
    </style:style>
    <style:style style:name="T4" style:family="text">
      <style:text-properties fo:font-size="18pt" officeooo:rsid="00153554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9<text:span text:style-name="T1">th</text:span> June 2020</text:p>
      <text:p text:style-name="P1">UniLearn</text:p>
      <text:p text:style-name="P1"/>
      <text:p text:style-name="P1"/>
      <text:p text:style-name="P1">1- Update listLaunchedQuiz in Quiz &gt; teacher &gt; views &gt; line 134 : to return object of array of objects, not array of objects.</text:p>
      <text:p text:style-name="P1"/>
      <text:p text:style-name="P1">2- Update listUnLaunchedQuiz in Quiz &gt; teacher &gt; views &gt; line 146 : to return object of array of objects, not array of objects.</text:p>
      <text:p text:style-name="P1"/>
      <text:p text:style-name="P1">3- Update newQuiz Quiz &gt; teacher &gt; views &gt; line 34:38 : to return quiz id with quiz data</text:p>
      <text:p text:style-name="P1"/>
      <text:p text:style-name="P2">4- Create send email function which take email address from user and send 6 digits to him</text:p>
      <text:p text:style-name="P2"/>
      <text:p text:style-name="P2">5- Update settings.py to add <text:a xlink:type="simple" xlink:href="mailto:security@unilearn" text:style-name="Internet_20_link" text:visited-style-name="Visited_20_Internet_20_Link">security@unilearn</text:a> email, which emails will sent from it</text:p>
      <text:p text:style-name="P2"/>
      <text:p text:style-name="P2">6- Created 2 Repositories on company Github (FrontEnd, BackEnd), then we made the connections between Karim and Khaled on BackEnd Repository , Shimaa and Amr on FrontEnd Repository</text:p>
      <text:p text:style-name="P2"/>
      <text:p text:style-name="P2">7- <text:span text:style-name="T3">Update CSRFToken function to stop Authentication on It</text:span> </text:p>
      <text:p text:style-name="P2"/>
      <text:p text:style-name="P5">8- Upload the latest Version on Company Github </text:p>
      <text:p text:style-name="P2"/>
      <text:p text:style-name="P3">Hints:</text:p>
      <text:p text:style-name="P2"><text:tab/>we need a stamp message, will be send to user with 6 digits</text:p>
      <text:p text:style-name="P2"><text:tab/>solve problem( <text:s/>sent emails are received on spams )</text:p>
      <text:p text:style-name="P2"/>
      <text:p text:style-name="P4">Notes:</text:p>
      <text:p text:style-name="P6"><text:span text:style-name="T4"><text:tab/></text:span>Github document (how to use it , and how to create branch) -&gt; Karim  (3 hrs) <text:span text:style-name="T3">not finished</text:span></text:p>
      <text:p text:style-name="P6"><text:tab/>Upload our latest project version on github  -&gt; Karim  (1 hr) <text:span text:style-name="T3">finished</text:span></text:p>
      <text:p text:style-name="P6"><text:tab/>Use Sphinx tool to document the project code <text:span text:style-name="T3">not finished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09:35:58.852340085</meta:creation-date>
    <dc:date>2020-06-06T17:17:01.189552386</dc:date>
    <meta:editing-duration>PT8M5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210" meta:character-count="1162" meta:non-whitespace-character-count="958"/>
  </office:meta>
</office:document-meta>
</file>